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6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ffd7d7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text-properties officeooo:rsid="0013c147" officeooo:paragraph-rsid="0013c147"/>
    </style:style>
    <style:style style:name="P20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4" style:family="paragraph" style:parent-style-name="Text_20_body">
      <style:text-properties officeooo:paragraph-rsid="000dbe12"/>
    </style:style>
    <style:style style:name="P25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6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7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8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72a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 text:c="11"/>Récapitulatifs des T<text:span text:style-name="T2">p</text:span>s <text:span text:style-name="T2">I</text:span><text:span text:style-name="T1">nformatique<text:tab/></text:span></text:h>
      <text:h text:style-name="P27" text:outline-level="1"><text:span text:style-name="T8">Binôme :</text:span><text:span text:style-name="T9"> BRUNET Lug, MACZYTA Nicolas</text:span></text:h>
      <text:p text:style-name="P22">Remplir la colonne « état » de chacun des items des Tps.</text:p>
      <text:p text:style-name="P21">A : <text:span text:style-name="T1">Mieux</text:span> que demandés et/ou exercices facultatifs <text:span text:style-name="T1">fait.</text:span><text:tab/><text:span text:style-name="T1">B : Testé et validé.</text:span></text:p>
      <text:p text:style-name="P23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263856386224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263856469360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02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11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2128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32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43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53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0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6928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8400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63856479472">
          <table:table-cell table:style-name="Tableau1.A1" office:value-type="string">
            <text:p text:style-name="P15">8</text:p>
          </table:table-cell>
          <table:table-cell table:style-name="Tableau1.A1" office:value-type="string">
            <text:p text:style-name="P15">Extra TD: Cartes</text:p>
          </table:table-cell>
          <table:table-cell table:style-name="Tableau1.C11" office:value-type="string">
            <text:p text:style-name="P16">E</text:p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8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6385645038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263855661936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19"/>
          </table:table-cell>
        </table:table-row>
        <table:table-row table:style-name="TableLine9426385566292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6384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64800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65952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6732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68880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70432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7142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63855672496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28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26385650443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263855695344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25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63855696336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25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63855697248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25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63855698208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63856516224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63856517248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28" text:outline-level="2">TP<text:span text:style-name="T5">6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263856518496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263856529696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16">E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263856530704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17">E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1-26T14:37:41.649436269</dc:date>
    <meta:editing-duration>PT1H20M20S</meta:editing-duration>
    <meta:editing-cycles>11</meta:editing-cycles>
    <meta:generator>LibreOffice/6.4.7.2$Linux_X86_64 LibreOffice_project/40$Build-2</meta:generator>
    <meta:document-statistic meta:table-count="4" meta:image-count="0" meta:object-count="0" meta:page-count="1" meta:paragraph-count="96" meta:word-count="222" meta:character-count="1229" meta:non-whitespace-character-count="1088"/>
  </office:meta>
</office:document-meta>
</file>